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3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04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24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1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2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25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6-12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1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0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3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2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20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28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16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2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3-02-02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2-0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06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1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1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1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0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1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0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2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22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1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2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04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2232" calcext:value-type="float">
            <text:p>1.1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7392" calcext:value-type="float">
            <text:p>1.24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97725" calcext:value-type="float">
            <text:p>1.3419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603019354839" calcext:value-type="float">
            <text:p>1.4460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32944516129" calcext:value-type="float">
            <text:p>1.4832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90090322581" calcext:value-type="float">
            <text:p>1.6529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92528" calcext:value-type="float">
            <text:p>1.4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6720727272727" calcext:value-type="float">
            <text:p>0.986720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42248" calcext:value-type="float">
            <text:p>0.8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5499096774193" calcext:value-type="float">
            <text:p>0.785499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40368" calcext:value-type="float">
            <text:p>0.9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100464516129" calcext:value-type="float">
            <text:p>1.1310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0285" calcext:value-type="float">
            <text:p>1.3710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2544" calcext:value-type="float">
            <text:p>1.5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2991" calcext:value-type="float">
            <text:p>1.8329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202193548387" calcext:value-type="float">
            <text:p>1.5520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65832258065" calcext:value-type="float">
            <text:p>1.8136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222025" calcext:value-type="float">
            <text:p>1.7622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64032" calcext:value-type="float">
            <text:p>1.34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541" calcext:value-type="float">
            <text:p>0.518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794580645161" calcext:value-type="float">
            <text:p>0.44579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73135483871" calcext:value-type="float">
            <text:p>0.1857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492413793104" calcext:value-type="float">
            <text:p>0.1954924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290322580645" calcext:value-type="float">
            <text:p>0.39329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84595" calcext:value-type="float">
            <text:p>0.6284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20352" calcext:value-type="float">
            <text:p>0.94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8945" calcext:value-type="float">
            <text:p>1.0608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46688" calcext:value-type="float">
            <text:p>1.13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285548387097" calcext:value-type="float">
            <text:p>1.0928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0658064516129" calcext:value-type="float">
            <text:p>0.84065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5539870967742" calcext:value-type="float">
            <text:p>0.59553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7286451612903" calcext:value-type="float">
            <text:p>0.65728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15535483871" calcext:value-type="float">
            <text:p>0.5301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393428571429" calcext:value-type="float">
            <text:p>0.42639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4045" calcext:value-type="float">
            <text:p>0.5694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587612903226" calcext:value-type="float">
            <text:p>0.76858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20656" calcext:value-type="float">
            <text:p>0.9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32005" calcext:value-type="float">
            <text:p>1.2232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08968" calcext:value-type="float">
            <text:p>1.18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77625806452" calcext:value-type="float">
            <text:p>1.8477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97424516129" calcext:value-type="float">
            <text:p>2.0197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93056" calcext:value-type="float">
            <text:p>1.7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630193548387" calcext:value-type="float">
            <text:p>1.5063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55624" calcext:value-type="float">
            <text:p>1.3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00485" calcext:value-type="float">
            <text:p>1.1500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712657142857" calcext:value-type="float">
            <text:p>1.06712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000412903226" calcext:value-type="float">
            <text:p>1.0900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525548387097" calcext:value-type="float">
            <text:p>1.2452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64815483871" calcext:value-type="float">
            <text:p>1.2964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410451612903" calcext:value-type="float">
            <text:p>1.2541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39208" calcext:value-type="float">
            <text:p>1.75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51775" calcext:value-type="float">
            <text:p>1.8565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077858064516" calcext:value-type="float">
            <text:p>1.4607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7328" calcext:value-type="float">
            <text:p>1.01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2925419354839" calcext:value-type="float">
            <text:p>0.74292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971612903226" calcext:value-type="float">
            <text:p>0.41197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582967741935" calcext:value-type="float">
            <text:p>0.399582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481290322581" calcext:value-type="float">
            <text:p>0.32348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545290322581" calcext:value-type="float">
            <text:p>0.45454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379975" calcext:value-type="float">
            <text:p>0.6837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3136" calcext:value-type="float">
            <text:p>0.80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838925" calcext:value-type="float">
            <text:p>0.8283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2744" calcext:value-type="float">
            <text:p>1.10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153651612903" calcext:value-type="float">
            <text:p>1.2815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37703225807" calcext:value-type="float">
            <text:p>1.18537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2088" calcext:value-type="float">
            <text:p>0.88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8501419354839" calcext:value-type="float">
            <text:p>0.39850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132" calcext:value-type="float">
            <text:p>0.16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0029333333333" calcext:value-type="float">
            <text:p>0.150029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949176470588" calcext:value-type="float">
            <text:p>0.332949176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1327384615385" calcext:value-type="float">
            <text:p>0.421327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818375" calcext:value-type="float">
            <text:p>0.7081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89492" calcext:value-type="float">
            <text:p>0.88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88464516129" calcext:value-type="float">
            <text:p>0.9328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18192" calcext:value-type="float">
            <text:p>0.9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4489" calcext:value-type="float">
            <text:p>0.864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3069935483871" calcext:value-type="float">
            <text:p>0.79306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5664" calcext:value-type="float">
            <text:p>0.51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010064516129" calcext:value-type="float">
            <text:p>0.22801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0287" calcext:value-type="float">
            <text:p>-0.010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166" calcext:value-type="float">
            <text:p>0.18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7165142857143" calcext:value-type="float">
            <text:p>0.28716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6378838709677" calcext:value-type="float">
            <text:p>0.37637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6974451612903" calcext:value-type="float">
            <text:p>0.44697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8847111111111" calcext:value-type="float">
            <text:p>0.568847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64224" calcext:value-type="float">
            <text:p>0.6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101894736842" calcext:value-type="float">
            <text:p>0.7551018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88567741936" calcext:value-type="float">
            <text:p>1.01488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2233" calcext:value-type="float">
            <text:p>1.1022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33024" calcext:value-type="float">
            <text:p>1.07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34625" calcext:value-type="float">
            <text:p>0.8653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6992" calcext:value-type="float">
            <text:p>0.92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48575" calcext:value-type="float">
            <text:p>0.764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002114285714" calcext:value-type="float">
            <text:p>1.04002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12755" calcext:value-type="float">
            <text:p>1.0612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780619354839" calcext:value-type="float">
            <text:p>1.1778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3576" calcext:value-type="float">
            <text:p>1.28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46505" calcext:value-type="float">
            <text:p>1.3946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82264" calcext:value-type="float">
            <text:p>1.60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994" calcext:value-type="float">
            <text:p>1.856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540490322581" calcext:value-type="float">
            <text:p>1.8754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5392" calcext:value-type="float">
            <text:p>1.54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40575" calcext:value-type="float">
            <text:p>1.7224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1244" calcext:value-type="float">
            <text:p>1.5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5029" calcext:value-type="float">
            <text:p>1.3750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56551724138" calcext:value-type="float">
            <text:p>1.46356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876625" calcext:value-type="float">
            <text:p>1.5587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113677419355" calcext:value-type="float">
            <text:p>1.7211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90384" calcext:value-type="float">
            <text:p>2.00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63561290323" calcext:value-type="float">
            <text:p>2.29563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284748387097" calcext:value-type="float">
            <text:p>2.5528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005419354839" calcext:value-type="float">
            <text:p>2.4000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248825" calcext:value-type="float">
            <text:p>2.3824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186" calcext:value-type="float">
            <text:p>2.18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04309677419" calcext:value-type="float">
            <text:p>1.7090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49376" calcext:value-type="float">
            <text:p>1.35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672225" calcext:value-type="float">
            <text:p>1.2067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159" calcext:value-type="float">
            <text:p>1.291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8607" calcext:value-type="float">
            <text:p>1.8086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41135483871" calcext:value-type="float">
            <text:p>2.1974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384283870968" calcext:value-type="float">
            <text:p>2.1838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51561290323" calcext:value-type="float">
            <text:p>2.0975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03406451613" calcext:value-type="float">
            <text:p>1.9440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157006451613" calcext:value-type="float">
            <text:p>2.0415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847587096774" calcext:value-type="float">
            <text:p>1.9884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404593548387" calcext:value-type="float">
            <text:p>1.7440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138575" calcext:value-type="float">
            <text:p>1.1813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0368774193548" calcext:value-type="float">
            <text:p>0.91036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5256258064516" calcext:value-type="float">
            <text:p>0.73525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732861538462" calcext:value-type="float">
            <text:p>1.017328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713496774194" calcext:value-type="float">
            <text:p>1.3871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87664516129" calcext:value-type="float">
            <text:p>1.6308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47792" calcext:value-type="float">
            <text:p>1.8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185175" calcext:value-type="float">
            <text:p>1.8618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531225806452" calcext:value-type="float">
            <text:p>1.9453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491725" calcext:value-type="float">
            <text:p>2.0049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7488" calcext:value-type="float">
            <text:p>1.90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515" calcext:value-type="float">
            <text:p>1.834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50896" calcext:value-type="float">
            <text:p>1.5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4528" calcext:value-type="float">
            <text:p>1.6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77872" calcext:value-type="float">
            <text:p>1.4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805511111111" calcext:value-type="float">
            <text:p>1.598055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720361290323" calcext:value-type="float">
            <text:p>1.8872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60103225806" calcext:value-type="float">
            <text:p>2.21560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263948387097" calcext:value-type="float">
            <text:p>2.4126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81128" calcext:value-type="float">
            <text:p>2.52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716748387097" calcext:value-type="float">
            <text:p>2.8271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673341935484" calcext:value-type="float">
            <text:p>3.0167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081703225806" calcext:value-type="float">
            <text:p>2.80081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07974193548" calcext:value-type="float">
            <text:p>2.3340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00670967742" calcext:value-type="float">
            <text:p>2.0570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13238709677" calcext:value-type="float">
            <text:p>1.9441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104973913043" calcext:value-type="float">
            <text:p>2.07104973913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05792" calcext:value-type="float">
            <text:p>2.5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7096" calcext:value-type="float">
            <text:p>2.9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9536" calcext:value-type="float">
            <text:p>1.9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252975" calcext:value-type="float">
            <text:p>1.9525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617419354839" calcext:value-type="float">
            <text:p>1.8361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677975" calcext:value-type="float">
            <text:p>1.6667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46232" calcext:value-type="float">
            <text:p>1.07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2893538461539" calcext:value-type="float">
            <text:p>0.6428935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72" meta:object-count="0"/>
    <meta:user-defined meta:name="AppVersion">3.0</meta:user-defined>
  </office:meta>
</office:document-meta>
</file>